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23.95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34.21pt" fo:break-before="auto" style:use-optimal-row-height="false"/>
    </style:style>
    <style:style style:name="ro10" style:family="table-row">
      <style:table-row-properties style:row-height="32.4pt" fo:break-before="auto" style:use-optimal-row-height="false"/>
    </style:style>
    <style:style style:name="ro11" style:family="table-row">
      <style:table-row-properties style:row-height="20.95pt" fo:break-before="auto" style:use-optimal-row-height="false"/>
    </style:style>
    <style:style style:name="ro12" style:family="table-row">
      <style:table-row-properties style:row-height="25.46pt" fo:break-before="auto" style:use-optimal-row-height="false"/>
    </style:style>
    <style:style style:name="ro13" style:family="table-row">
      <style:table-row-properties style:row-height="21.71pt" fo:break-before="auto" style:use-optimal-row-height="false"/>
    </style:style>
    <style:style style:name="ro14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52" style:family="table-cell" style:parent-style-name="Defaul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default-cell-style-name="ce12"/>
        <table:table-column table:style-name="co1" table:default-cell-style-name="ce20"/>
        <table:table-column table:style-name="co1" table:number-columns-repeated="3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4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5" table:number-columns-repeated="995"/>
          <table:table-cell table:number-columns-repeated="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6" table:number-columns-repeated="995"/>
          <table:table-cell table:number-columns-repeated="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5" office:value-type="string" calcext:value-type="string">
            <text:p>Non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7" table:number-columns-repeated="995"/>
          <table:table-cell table:style-name="ce52" table:number-columns-repeated="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8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7" calcext:value-type="float">
            <text:p>67</text:p>
          </table:table-cell>
          <table:table-cell table:style-name="ce20" table:number-columns-repeated="974"/>
          <table:table-cell table:number-columns-repeated="3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1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  <table:table-cell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6"/>
          <table:table-cell table:number-columns-repeated="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6"/>
          <table:table-cell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table:number-columns-repeated="973"/>
          <table:table-cell table:number-columns-repeated="3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6"/>
          <table:table-cell table:number-columns-repeated="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table:number-columns-repeated="970"/>
          <table:table-cell table:style-name="ce19" table:number-columns-repeated="3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71"/>
          <table:table-cell table:style-name="ce19" table:number-columns-repeated="3"/>
        </table:table-row>
        <table:table-row table:style-name="ro6">
          <table:table-cell table:style-name="ce6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table:number-columns-repeated="966"/>
          <table:table-cell table:style-name="ce19" table:number-columns-repeated="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73"/>
          <table:table-cell table:style-name="ce19" table:number-columns-repeated="3"/>
        </table:table-row>
        <table:table-row table:style-name="ro6">
          <table:table-cell table:style-name="ce6" office:value-type="string" calcext:value-type="string">
            <text:p>spiral global timestamp standard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table:number-columns-repeated="970"/>
          <table:table-cell table:style-name="ce19" table:number-columns-repeated="3"/>
        </table:table-row>
        <table:table-row table:style-name="ro6">
          <table:table-cell table:style-name="ce6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73"/>
          <table:table-cell table:style-name="ce19" table:number-columns-repeated="3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table:number-columns-repeated="969"/>
          <table:table-cell table:style-name="ce19"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1" office:value-type="string" calcext:value-type="string">
            <text:p>noise on noisy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5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style-name="ce3" office:value-type="string" calcext:value-type="string">
            <text:p>None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0"/>
          <table:table-cell table:number-columns-repeated="3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6" office:value-type="string" calcext:value-type="string">
            <text:p>Non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0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  <table:table-cell table:style-name="ce19" table:number-columns-repeated="3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6"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1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1"/>
          <table:table-cell table:style-name="ce19"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1" office:value-type="string" calcext:value-type="string">
            <text:p>flips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1" office:value-type="string" calcext:value-type="string">
            <text:p>rotations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6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1" office:value-type="string" calcext:value-type="string">
            <text:p>homothety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1" office:value-type="string" calcext:value-type="string">
            <text:p>translations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4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1" office:value-type="string" calcext:value-type="string">
            <text:p>naive noise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9"/>
          <table:table-cell table:number-columns-repeated="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1" office:value-type="string" calcext:value-type="string">
            <text:p>noise on noisy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8"/>
          <table:table-cell table:number-columns-repeated="3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7" office:value-type="string" calcext:value-type="string">
            <text:p>None</text:p>
          </table:table-cell>
          <table:table-cell table:style-name="ce38" table:formula="of:=FALSE()" office:value-type="boolean" office:boolean-value="false" calcext:value-type="boolean">
            <text:p>FALSE</text:p>
          </table:table-cell>
          <table:table-cell table:style-name="ce38" table:formula="of:=TRUE()" office:value-type="boolean" office:boolean-value="true" calcext:value-type="boolean">
            <text:p>TRUE</text:p>
          </table:table-cell>
          <table:table-cell table:style-name="ce38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table:number-columns-repeated="977"/>
          <table:table-cell table:number-columns-repeated="3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8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8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8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  <table:table-cell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table:number-columns-repeated="977"/>
          <table:table-cell table:number-columns-repeated="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number-columns-repeated="977"/>
          <table:table-cell table:number-columns-repeated="3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8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8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  <table:table-cell table:number-columns-repeated="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table:number-columns-repeated="976"/>
          <table:table-cell table:number-columns-repeated="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table:number-columns-repeated="977"/>
          <table:table-cell table:number-columns-repeated="3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8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20" table:number-columns-repeated="995"/>
          <table:table-cell table:number-columns-repeated="3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70" calcext:value-type="float">
            <text:p>70</text:p>
          </table:table-cell>
          <table:table-cell table:style-name="ce20" table:number-columns-repeated="972"/>
          <table:table-cell table:number-columns-repeated="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6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5"/>
          <table:table-cell table:style-name="ce19" table:number-columns-repeated="3"/>
        </table:table-row>
        <table:table-row table:style-name="ro8">
          <table:table-cell table:style-name="ce8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58"/>
          <table:table-cell table:style-name="ce19" table:number-columns-repeated="3"/>
        </table:table-row>
        <table:table-row table:style-name="ro9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6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65"/>
          <table:table-cell table:number-columns-repeated="3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4"/>
          <table:table-cell table:number-columns-repeated="3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63"/>
          <table:table-cell table:number-columns-repeated="3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5"/>
          <table:table-cell table:number-columns-repeated="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style-name="ce3" office:value-type="string" calcext:value-type="string">
            <text:p>Non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78"/>
          <table:table-cell table:number-columns-repeated="3"/>
        </table:table-row>
        <table:table-row table:style-name="ro11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3" table:number-columns-repeated="3"/>
          <table:table-cell table:style-name="ce50" table:number-columns-repeated="24"/>
          <table:table-cell table:number-columns-repeated="974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3" table:number-columns-repeated="3"/>
          <table:table-cell table:style-name="ce50" table:number-columns-repeated="24"/>
          <table:table-cell table:number-columns-repeated="974"/>
        </table:table-row>
        <table:table-row table:style-name="ro12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3" table:number-columns-repeated="3"/>
          <table:table-cell table:style-name="ce50" table:number-columns-repeated="24"/>
          <table:table-cell table:number-columns-repeated="974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/>
          <table:table-cell table:style-name="ce20" table:number-columns-repeated="971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74" calcext:value-type="float">
            <text:p>74</text:p>
          </table:table-cell>
          <table:table-cell table:style-name="ce20" table:number-columns-repeated="971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4" calcext:value-type="float">
            <text:p>74</text:p>
          </table:table-cell>
          <table:table-cell table:style-name="ce50" table:number-columns-repeated="3"/>
          <table:table-cell table:style-name="ce20" table:number-columns-repeated="971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7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6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table:number-columns-repeated="12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5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6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1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4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table:number-columns-repeated="3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5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1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4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1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8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3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5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5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4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4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3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table:number-columns-repeated="3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2" calcext:value-type="float">
            <text:p>72</text:p>
          </table:table-cell>
          <table:table-cell table:style-name="ce51" table:number-columns-repeated="8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2" calcext:value-type="float">
            <text:p>72</text:p>
          </table:table-cell>
          <table:table-cell table:style-name="ce51" table:number-columns-repeated="7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15"/>
          <table:table-cell table:style-name="ce46" table:number-columns-repeated="960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8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3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2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4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3" calcext:value-type="float">
            <text:p>73</text:p>
          </table:table-cell>
          <table:table-cell table:style-name="ce51" table:number-columns-repeated="9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7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12"/>
          <table:table-cell table:style-name="ce46" table:number-columns-repeated="2"/>
          <table:table-cell table:number-columns-repeated="96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4" calcext:value-type="float">
            <text:p>74</text:p>
          </table:table-cell>
          <table:table-cell table:style-name="ce51" table:number-columns-repeated="10"/>
          <table:table-cell table:style-name="ce46" table:number-columns-repeated="2"/>
          <table:table-cell table:number-columns-repeated="961"/>
        </table:table-row>
        <table:table-row table:style-name="ro1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70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73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76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7" calcext:value-type="float">
            <text:p>67</text:p>
          </table:table-cell>
          <table:table-cell table:style-name="ce48" table:number-columns-repeated="969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63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75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75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973"/>
          <table:table-cell table:number-columns-repeated="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964"/>
          <table:table-cell table:number-columns-repeated="3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20" table:number-columns-repeated="971"/>
          <table:table-cell table:number-columns-repeated="3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4" table:number-rows-repeated="3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3"/>
          <table:table-cell table:style-name="ce14"/>
          <table:table-cell table:style-name="ce3" table:number-columns-repeated="17"/>
          <table:table-cell table:number-columns-repeated="998"/>
        </table:table-row>
        <table:table-row table:style-name="ro14" table:number-rows-repeated="9">
          <table:table-cell table:style-name="ce3" table:number-columns-repeated="2"/>
          <table:table-cell table:style-name="ce14"/>
          <table:table-cell table:style-name="Default"/>
          <table:table-cell table:style-name="ce19"/>
          <table:table-cell table:style-name="Default" table:number-columns-repeated="5"/>
          <table:table-cell table:style-name="ce3" table:number-columns-repeated="16"/>
          <table:table-cell table:number-columns-repeated="998"/>
        </table:table-row>
        <table:table-row table:style-name="ro14" table:number-rows-repeated="8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3"/>
          <table:table-cell table:style-name="ce14"/>
          <table:table-cell table:style-name="ce3" table:number-columns-repeated="17"/>
          <table:table-cell table:number-columns-repeated="998"/>
        </table:table-row>
        <table:table-row table:style-name="ro14" table:number-rows-repeated="2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3"/>
          <table:table-cell table:style-name="Default" table:number-columns-repeated="5"/>
          <table:table-cell table:style-name="ce3" table:number-columns-repeated="13"/>
          <table:table-cell table:number-columns-repeated="998"/>
        </table:table-row>
        <table:table-row table:style-name="ro14" table:number-rows-repeated="880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3"/>
          <table:table-cell table:style-name="ce14"/>
          <table:table-cell table:style-name="ce3" table:number-columns-repeated="17"/>
          <table:table-cell table:number-columns-repeated="998"/>
        </table:table-row>
        <table:table-row table:style-name="ro15" table:number-rows-repeated="104751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14:53:33.630066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3T14:59:55.714244403</dc:date>
    <meta:editing-duration>P2DT22H25M59S</meta:editing-duration>
    <meta:editing-cycles>153</meta:editing-cycles>
    <meta:document-statistic meta:table-count="1" meta:cell-count="7098" meta:object-count="0"/>
  </office:meta>
</office:document-meta>
</file>